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RAISE FOR JERUSALEM (12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RAISE FOR JERUSALEM (122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For its blessedness (122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or its busyness (122:4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RAISE FOR JERUSALEM (122:1-5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RAYER FOR JERUSALEM (122:6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RAYER FOR JERUSALEM (122:6-9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For peace (122:6-8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For protection (122: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For prosperity (122:6-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PSALM 122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RAISE FOR JERUSALEM (122:1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RAYER FOR JERUSALEM (122:6-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2 </dc:title>
    <meta:initial-creator>David STRICKLAND</meta:initial-creator>
    <dc:creator>David STRICKLAND</dc:creator>
    <meta:creation-date>2020-02-23T23:20:57Z</meta:creation-date>
    <dc:date>2020-02-23T23:20:57Z</dc:date>
    <meta:template xlink:href="BibleStudy" xlink:type="simple"/>
    <meta:editing-cycles>1</meta:editing-cycles>
    <meta:editing-duration>PT0S</meta:editing-duration>
    <meta:document-statistic meta:paragraph-count="15" meta:word-count="80"/>
  </office:meta>
</office:document-meta>
</file>